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 \brief Crea un nuevo LinkedList en memoria de manera dinamica</text:p>
      <text:p text:style-name="P1"><text:s/>*</text:p>
      <text:p text:style-name="P1"><text:s/>* <text:s/>\param void</text:p>
      <text:p text:style-name="P1"><text:s/>* <text:s/>\return LinkedList* Retorna (NULL) en el caso de no conseguir espacio en memoria</text:p>
      <text:p text:style-name="P1"><text:s/>* <text:s text:c="21"/>o el puntero al espacio reservado</text:p>
      <text:p text:style-name="P1"><text:s/>*/</text:p>
      <text:p text:style-name="Standard">LinkedList* <text:span text:style-name="T1">ll_newLinkedList(void)</text:span></text:p>
      <text:p text:style-name="Standard">{</text:p>
      <text:p text:style-name="Standard"><text:s text:c="4"/>LinkedList* this;</text:p>
      <text:p text:style-name="Standard"><text:s text:c="4"/>this = (LinkedList *)malloc(sizeof(LinkedList));</text:p>
      <text:p text:style-name="Standard"><text:s text:c="4"/>if(this != NULL)</text:p>
      <text:p text:style-name="Standard"><text:s text:c="4"/>{</text:p>
      <text:p text:style-name="Standard"><text:s text:c="8"/>this-&gt;size=0;</text:p>
      <text:p text:style-name="Standard"><text:s text:c="8"/>this-&gt;pFirstNode = NULL;</text:p>
      <text:p text:style-name="Standard"><text:s text:c="4"/>}</text:p>
      <text:p text:style-name="Standard"><text:s text:c="4"/>return this;</text:p>
      <text:p text:style-name="Standard">}</text:p>
      <text:p text:style-name="Standard"/>
      <text:p text:style-name="Standard"/>
      <text:p text:style-name="Standard"/>
      <text:p text:style-name="Standard"/>
      <text:p text:style-name="P1">/** \brief Retorna la cantidad de elementos de la lista</text:p>
      <text:p text:style-name="P1"><text:s/>*</text:p>
      <text:p text:style-name="P1"><text:s/>* \param this LinkedList* Puntero a la lista</text:p>
      <text:p text:style-name="P1"><text:s/>* \return int Retorna (-1) si el puntero es NULL o la cantidad de elementos de la lista</text:p>
      <text:p text:style-name="P1"><text:s/>*</text:p>
      <text:p text:style-name="P1"><text:s/>*/</text:p>
      <text:p text:style-name="Standard"><text:span text:style-name="T1">int ll_len</text:span>(LinkedList* this)</text:p>
      <text:p text:style-name="Standard">{</text:p>
      <text:p text:style-name="Standard"><text:s text:c="4"/>int returnAux = -1;</text:p>
      <text:p text:style-name="Standard"><text:s text:c="4"/>if(this != NULL)</text:p>
      <text:p text:style-name="Standard"><text:s text:c="4"/>{</text:p>
      <text:p text:style-name="Standard"><text:s text:c="8"/>returnAux = this-&gt;size;</text:p>
      <text:p text:style-name="Standard"><text:s text:c="4"/>}</text:p>
      <text:p text:style-name="Standard"><text:s text:c="4"/>return returnAux;</text:p>
      <text:p text:style-name="Standard"/>
      <text:p text:style-name="Standard">} <text:s text:c="64"/>// <text:s text:c="2"/>ESTO ESTA BIEN</text:p>
      <text:p text:style-name="Standard"/>
      <text:p text:style-name="Standard"/>
      <text:p text:style-name="Standard"/>
      <text:p text:style-name="Standard"/>
      <text:p text:style-name="P1">/** \brief <text:s/>Obtiene un nodo de la lista</text:p>
      <text:p text:style-name="P1"><text:s/>* \param this LinkedList* Puntero a la lista</text:p>
      <text:p text:style-name="P1"><text:s/>* \param index int Indice del nodo a obtener</text:p>
      <text:p text:style-name="P1"><text:s/>* \return Node* Retorna <text:s/>(NULL) Error: si el puntero a la lista es NULL o (si el indice es menor a 0 o mayor al len de la lista)</text:p>
      <text:p text:style-name="P1"><text:s text:c="24"/>(pElement) Si funciono correctamente</text:p>
      <text:p text:style-name="P1"><text:s/>*</text:p>
      <text:p text:style-name="P1"><text:s/>*/</text:p>
      <text:p text:style-name="Standard">static Node* <text:span text:style-name="T1">getNode</text:span>(LinkedList* this, int nodeIndex)</text:p>
      <text:p text:style-name="Standard">{</text:p>
      <text:p text:style-name="Standard"><text:s text:c="4"/>Node* pNode = NULL;</text:p>
      <text:p text:style-name="Standard"><text:s text:c="4"/>int i;</text:p>
      <text:p text:style-name="Standard"><text:s text:c="4"/>if(this != NULL &amp;&amp; ll_len(this) &gt; 0 &amp;&amp; nodeIndex &lt; ll_len(this) &amp;&amp; nodeIndex &gt;= 0)</text:p>
      <text:p text:style-name="Standard"><text:s text:c="4"/>{</text:p>
      <text:p text:style-name="Standard"><text:s text:c="8"/>pNode = this-&gt;pFirstNode;//caso particular</text:p>
      <text:p text:style-name="Standard"><text:s text:c="8"/>for(i=0;i&lt; nodeIndex;i++)//reccore hasta uno antes del proximo</text:p>
      <text:p text:style-name="Standard"><text:s text:c="8"/>{</text:p>
      <text:p text:style-name="Standard"><text:s text:c="12"/>pNode = pNode -&gt; pNextNode;//nodo tiene la direccion del proximo nodo</text:p>
      <text:p text:style-name="Standard"><text:s text:c="8"/>}</text:p>
      <text:p text:style-name="Standard"><text:s text:c="4"/>}</text:p>
      <text:p text:style-name="Standard"/>
      <text:p text:style-name="Standard"><text:s text:c="4"/>return pNode;</text:p>
      <text:p text:style-name="Standard">}</text:p>
      <text:p text:style-name="Standard"/>
      <text:p text:style-name="Standard"/>
      <text:p text:style-name="Standard"/>
      <text:p text:style-name="Standard"/>
      <text:p text:style-name="P1">/** \brief <text:s/>Permite realizar el test de la funcion getNode la cual es privada</text:p>
      <text:p text:style-name="P1"><text:soft-page-break/><text:s/>*</text:p>
      <text:p text:style-name="P1"><text:s/>* \param this LinkedList* Puntero a la lista</text:p>
      <text:p text:style-name="P1"><text:s/>* \param index int Indice del nodo a obtener</text:p>
      <text:p text:style-name="P1"><text:s/>* \return Node* Retorna <text:s/>(NULL) Error: si el puntero a la lista es NULL o (si el indice es menor a 0 o mayor al len de la lista)</text:p>
      <text:p text:style-name="P1"><text:s text:c="24"/>(pElement) Si funciono correctamente</text:p>
      <text:p text:style-name="P1"><text:s/>*</text:p>
      <text:p text:style-name="P1"><text:s/>*/</text:p>
      <text:p text:style-name="Standard">Node* <text:span text:style-name="T1">test_getNode</text:span>(LinkedList* this, int nodeIndex)</text:p>
      <text:p text:style-name="Standard">{</text:p>
      <text:p text:style-name="Standard"><text:s text:c="4"/>return getNode(this, nodeIndex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/** \brief Agrega y enlaza un nuevo nodo a la lista</text:p>
      <text:p text:style-name="P1"><text:s/>*</text:p>
      <text:p text:style-name="P1"><text:s/>* \param this LinkedList* Puntero a la lista</text:p>
      <text:p text:style-name="P1"><text:s/>* \param nodeIndex int Ubicacion donde se agregara el nuevo nodo</text:p>
      <text:p text:style-name="P1"><text:s/>* \param pElement void* Puntero al elemento a ser contenido por el nuevo nodo</text:p>
      <text:p text:style-name="P1"><text:s/>* \return int Retorna <text:s/>(-1) Error: si el puntero a la lista es NULL o (si el indice es menor a 0 o mayor al len de la lista)</text:p>
      <text:p text:style-name="P1"><text:s text:c="24"/>( 0) Si funciono correctamente</text:p>
      <text:p text:style-name="P1"><text:s/>*</text:p>
      <text:p text:style-name="P1"><text:s/>*/</text:p>
      <text:p text:style-name="Standard">static int <text:span text:style-name="T1">addNode</text:span>(LinkedList* this, int nodeIndex,void* pElement) //<text:span text:style-name="T1">size de la lista es la cantidad de nodos //index nodo es donde esta el nodo en la lista.</text:span></text:p>
      <text:p text:style-name="Standard">{</text:p>
      <text:p text:style-name="Standard"><text:s text:c="4"/>int returnAux = -1;</text:p>
      <text:p text:style-name="Standard"><text:s text:c="4"/>Node* newNode = malloc(sizeof(Node));</text:p>
      <text:p text:style-name="Standard"/>
      <text:p text:style-name="Standard"><text:s text:c="4"/>if(this != NULL &amp;&amp; nodeIndex &gt;= 0 &amp;&amp; nodeIndex &lt;= ll_len(this))</text:p>
      <text:p text:style-name="Standard"><text:s text:c="4"/>{</text:p>
      <text:p text:style-name="Standard"><text:s text:c="7"/>/<text:span text:style-name="T1">/estoy en condiciones de agregar un nodo.</text:span></text:p>
      <text:p text:style-name="P1"><text:s text:c="7"/>//para agregar un nodop tengo que preguntar en que posicion esta.</text:p>
      <text:p text:style-name="Standard"><text:span text:style-name="T1"><text:s text:c="8"/></text:span>if(this-&gt;pFirstNode == NULL &amp;&amp; nodeIndex == 0)//D</text:p>
      <text:p text:style-name="Standard"><text:s text:c="8"/>{</text:p>
      <text:p text:style-name="Standard"><text:s text:c="12"/><text:span text:style-name="T1">//agregar el primer nodo.</text:span></text:p>
      <text:p text:style-name="Standard"><text:s text:c="12"/>this-&gt;pFirstNode = newNode;</text:p>
      <text:p text:style-name="Standard"><text:s text:c="12"/>newNode-&gt;pElement = pElement;</text:p>
      <text:p text:style-name="Standard"><text:s text:c="12"/>this-&gt;size = ll_len(this) + 1;</text:p>
      <text:p text:style-name="Standard"><text:s text:c="12"/>returnAux = 0;</text:p>
      <text:p text:style-name="Standard"><text:s text:c="8"/>}</text:p>
      <text:p text:style-name="Standard"><text:s text:c="8"/>else if(this-&gt;pFirstNode != NULL &amp;&amp; nodeIndex == 0)//A</text:p>
      <text:p text:style-name="Standard"><text:s text:c="8"/>{</text:p>
      <text:p text:style-name="Standard"><text:s text:c="12"/><text:span text:style-name="T1">//agrego un nodo al principio de la lista</text:span></text:p>
      <text:p text:style-name="Standard"><text:s text:c="12"/>Node* oldFirstNode = this-&gt;pFirstNode;</text:p>
      <text:p text:style-name="Standard"><text:s text:c="12"/>this-&gt;pFirstNode = newNode;</text:p>
      <text:p text:style-name="Standard"><text:s text:c="12"/>this-&gt;pFirstNode-&gt;pNextNode = oldFirstNode;</text:p>
      <text:p text:style-name="Standard"><text:s text:c="12"/>newNode-&gt;pElement = pElement;</text:p>
      <text:p text:style-name="Standard"><text:s text:c="12"/>this-&gt;size = ll_len(this) + 1;</text:p>
      <text:p text:style-name="Standard"><text:s text:c="12"/>returnAux = 0;</text:p>
      <text:p text:style-name="Standard"><text:s text:c="8"/>}</text:p>
      <text:p text:style-name="Standard"><text:s text:c="8"/>else if(this-&gt;pFirstNode != NULL &amp;&amp; nodeIndex &gt; 0 &amp;&amp; nodeIndex &lt; ll_len(this))//B</text:p>
      <text:p text:style-name="Standard"><text:s text:c="8"/>{</text:p>
      <text:p text:style-name="Standard"><text:s text:c="12"/>//agrego entre dos nodos</text:p>
      <text:p text:style-name="Standard"><text:s text:c="12"/>Node* oldNodeInIndex = getNode(this,nodeIndex);//<text:span text:style-name="T1">traigo al ocupa de nodeIndex</text:span></text:p>
      <text:p text:style-name="Standard"><text:s text:c="12"/>newNode-&gt;pNextNode = oldNodeInIndex; <text:s text:c="2"/>//<text:span text:style-name="T1">el nuevo nodo tiene como siguiente al ocupa</text:span></text:p>
      <text:p text:style-name="Standard"><text:s text:c="12"/>Node* previousNode = getNode(this,nodeIndex - 1); <text:s/>//<text:span text:style-name="T1">traigo el nodo anterior a nodeIndex</text:span></text:p>
      <text:p text:style-name="Standard"><text:s text:c="12"/>previousNode-&gt;pNextNode = newNode; <text:s text:c="2"/>//<text:span text:style-name="T1">el nodo anterior a nodeIndex <text:s/>tiene como siguiente al nuevo</text:span></text:p>
      <text:p text:style-name="Standard"><text:s text:c="12"/>newNode-&gt;pElement = pElement;</text:p>
      <text:p text:style-name="Standard"><text:s text:c="12"/>this-&gt;size = ll_len(this) + 1;</text:p>
      <text:p text:style-name="Standard"><text:s text:c="12"/>returnAux = 0;</text:p>
      <text:p text:style-name="Standard"><text:s text:c="8"/>}</text:p>
      <text:p text:style-name="Standard"><text:s text:c="8"/>else if(this-&gt;pFirstNode != NULL &amp;&amp; nodeIndex == ll_len(this))//C</text:p>
      <text:p text:style-name="Standard"><text:s text:c="8"/>{</text:p>
      <text:p text:style-name="Standard"><text:s text:c="13"/>//<text:span text:style-name="T1">agrego al final</text:span></text:p>
      <text:p text:style-name="Standard"><text:s text:c="12"/>Node* lastNode = getNode(this,nodeIndex - 1);//<text:span text:style-name="T1">traigo al ultimo nodo</text:span></text:p>
      <text:p text:style-name="Standard"><text:soft-page-break/><text:s text:c="12"/>lastNode-&gt;pNextNode = newNode; <text:s text:c="2"/>//<text:span text:style-name="T1">el ultimo nodo tiene como siguiente al nuevo</text:span></text:p>
      <text:p text:style-name="Standard"/>
      <text:p text:style-name="Standard"><text:s text:c="12"/>newNode-&gt;pElement = pElement;</text:p>
      <text:p text:style-name="Standard"><text:s text:c="12"/>this-&gt;size = ll_len(this) + 1;</text:p>
      <text:p text:style-name="Standard"><text:s text:c="12"/>returnAux = 0;</text:p>
      <text:p text:style-name="Standard"><text:s text:c="8"/>}</text:p>
      <text:p text:style-name="Standard"/>
      <text:p text:style-name="Standard"/>
      <text:p text:style-name="Standard"><text:s text:c="4"/>}</text:p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P1"/>
      <text:p text:style-name="P1">/** \brief Permite realizar el test de la funcion addNode la cual es privada</text:p>
      <text:p text:style-name="P1"><text:s/>*</text:p>
      <text:p text:style-name="P1"><text:s/>* \param this LinkedList* Puntero a la lista</text:p>
      <text:p text:style-name="P1"><text:s/>* \param nodeIndex int Ubicacion donde se agregara el nuevo nodo</text:p>
      <text:p text:style-name="P1"><text:s/>* \param pElement void* Puntero al elemento a ser contenido por el nuevo nodo</text:p>
      <text:p text:style-name="P1"><text:s text:c="2"/>* \return int Retorna <text:s/>(-1) Error: si el puntero a la lista es NULL o (si el indice es menor a 0 o mayor al len de la lista)</text:p>
      <text:p text:style-name="P1"><text:s text:c="24"/>( 0) Si funciono correctamente</text:p>
      <text:p text:style-name="P1"><text:s/>*</text:p>
      <text:p text:style-name="P1"><text:s/>*/</text:p>
      <text:p text:style-name="Standard">int <text:span text:style-name="T1">test_addNode</text:span>(LinkedList* this, int nodeIndex,void* pElement)</text:p>
      <text:p text:style-name="Standard">{</text:p>
      <text:p text:style-name="Standard"><text:s text:c="4"/>return addNode(this,nodeIndex,pElement);</text:p>
      <text:p text:style-name="Standard">}</text:p>
      <text:p text:style-name="Standard"/>
      <text:p text:style-name="Standard"/>
      <text:p text:style-name="Standard"/>
      <text:p text:style-name="Standard"/>
      <text:p text:style-name="P1"/>
      <text:p text:style-name="P1">/** \brief <text:s/>Agrega un elemento a la lista</text:p>
      <text:p text:style-name="P1"><text:s/>* \param pList LinkedList* Puntero a la lista</text:p>
      <text:p text:style-name="P1"><text:s/>* \param pElement void* Puntero al elemento a ser agregado</text:p>
      <text:p text:style-name="P1"><text:s/>* \return int Retorna <text:s/>(-1) Error: si el puntero a la lista es NULL</text:p>
      <text:p text:style-name="P1"><text:s text:c="24"/>( 0) Si funciono correctamente</text:p>
      <text:p text:style-name="P1"><text:s/>*</text:p>
      <text:p text:style-name="P1"><text:s/>*/</text:p>
      <text:p text:style-name="Standard">int <text:span text:style-name="T1">ll_add</text:span>(LinkedList* this, void* pElement)</text:p>
      <text:p text:style-name="Standard">{</text:p>
      <text:p text:style-name="Standard"><text:s text:c="4"/>int returnAux = -1;</text:p>
      <text:p text:style-name="Standard"><text:s text:c="4"/>int len = ll_len(this);</text:p>
      <text:p text:style-name="Standard"/>
      <text:p text:style-name="Standard"><text:s text:c="4"/>if(this!= NULL)</text:p>
      <text:p text:style-name="Standard"><text:s text:c="4"/>{</text:p>
      <text:p text:style-name="Standard"><text:s text:c="8"/>addNode(this,len,pElement);</text:p>
      <text:p text:style-name="Standard"><text:s text:c="8"/>returnAux = 0;</text:p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Permite realizar el test de la funcion addNode la cual es privada</text:p>
      <text:p text:style-name="P1"><text:s/>*</text:p>
      <text:p text:style-name="P1"><text:s/>* \param this LinkedList* Puntero a la lista</text:p>
      <text:p text:style-name="P1"><text:s/>* \param nodeIndex int Ubicacion del elemento a obtener</text:p>
      <text:p text:style-name="P1"><text:s/>* \return void* Retorna <text:s text:c="3"/>(NULL) Error: si el puntero a la lista es NULL o (si el indice es menor a 0 o mayor al len de la lista)</text:p>
      <text:p text:style-name="P1"><text:s text:c="28"/>(pElement) Si funciono correctamente</text:p>
      <text:p text:style-name="P1"><text:s/>*</text:p>
      <text:p text:style-name="P1"><text:s/>*/</text:p>
      <text:p text:style-name="Standard"><text:soft-page-break/>void* <text:span text:style-name="T1">ll_get</text:span>(LinkedList* this, int index)</text:p>
      <text:p text:style-name="Standard">{</text:p>
      <text:p text:style-name="Standard"><text:s text:c="4"/>void* returnAux = NULL;</text:p>
      <text:p text:style-name="Standard"><text:s text:c="4"/>Node* nodoAux;</text:p>
      <text:p text:style-name="Standard"><text:s text:c="4"/>int len = ll_len(this);</text:p>
      <text:p text:style-name="Standard"/>
      <text:p text:style-name="Standard"/>
      <text:p text:style-name="Standard"><text:s text:c="4"/>if(this != NULL &amp;&amp; index &gt;= 0 &amp;&amp; index &lt; len &amp;&amp; len &gt; 0)</text:p>
      <text:p text:style-name="Standard"><text:s text:c="4"/>{</text:p>
      <text:p text:style-name="Standard"><text:s text:c="8"/>nodoAux = getNode(this,index);</text:p>
      <text:p text:style-name="Standard"><text:s text:c="8"/>returnAux = nodoAux-&gt;pElement;</text:p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P1"/>
      <text:p text:style-name="P1">/** \brief Modifica un elemento de la lista</text:p>
      <text:p text:style-name="P1"><text:s/>*</text:p>
      <text:p text:style-name="P1"><text:s/>* \param this LinkedList* Puntero a la lista</text:p>
      <text:p text:style-name="P1"><text:s/>* \param nodeIndex int Ubicacion del elemento a modificar</text:p>
      <text:p text:style-name="P1"><text:s/>* \param pElement void* Puntero al nuevo elemento</text:p>
      <text:p text:style-name="P1"><text:s/>* \return int Retorna <text:s/>(-1) Error: si el puntero a la lista es NULL o (si el indice es menor a 0 o mayor al len de la lista)</text:p>
      <text:p text:style-name="P1"><text:s text:c="24"/>( 0) Si funciono correctamente</text:p>
      <text:p text:style-name="P1"><text:s/>*</text:p>
      <text:p text:style-name="P1"><text:s/>*/</text:p>
      <text:p text:style-name="Standard">int <text:span text:style-name="T1">ll_set</text:span>(LinkedList* this, int index,void* pElement)</text:p>
      <text:p text:style-name="Standard">{</text:p>
      <text:p text:style-name="Standard"><text:s text:c="4"/>int returnAux = -1;</text:p>
      <text:p text:style-name="Standard"><text:s text:c="4"/>Node* nodoAux;</text:p>
      <text:p text:style-name="Standard"><text:s text:c="4"/>int len = ll_len(this);</text:p>
      <text:p text:style-name="Standard"/>
      <text:p text:style-name="Standard"><text:s text:c="4"/>if(this != NULL &amp;&amp; index &gt;= 0 &amp;&amp; index &lt; len &amp;&amp; len &gt; 0)</text:p>
      <text:p text:style-name="Standard"><text:s text:c="4"/>{</text:p>
      <text:p text:style-name="Standard"><text:s text:c="8"/>nodoAux = getNode(this,index);</text:p>
      <text:p text:style-name="Standard"><text:s text:c="8"/>nodoAux-&gt;pElement = pElement;</text:p>
      <text:p text:style-name="Standard"><text:s text:c="8"/>returnAux = 0;</text:p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P1"/>
      <text:p text:style-name="P1">/** \brief Elimina un elemento de la lista</text:p>
      <text:p text:style-name="P1"><text:s/>*</text:p>
      <text:p text:style-name="P1"><text:s/>* \param this LinkedList* Puntero a la lista</text:p>
      <text:p text:style-name="P1"><text:s/>* \param nodeIndex int Ubicacion del elemento a eliminar</text:p>
      <text:p text:style-name="P1"><text:s/>* \return int Retorna <text:s/>(-1) Error: si el puntero a la lista es NULL o (si el indice es menor a 0 o mayor al len de la lista)</text:p>
      <text:p text:style-name="P1"><text:s text:c="24"/>( 0) Si funciono correctamente</text:p>
      <text:p text:style-name="P1"><text:s/>*</text:p>
      <text:p text:style-name="P1"><text:s/>*/</text:p>
      <text:p text:style-name="Standard">int <text:span text:style-name="T1">ll_remove</text:span>(LinkedList* this,int index)</text:p>
      <text:p text:style-name="Standard">{</text:p>
      <text:p text:style-name="Standard"><text:s text:c="4"/>int returnAux = -1;</text:p>
      <text:p text:style-name="Standard"><text:s text:c="4"/>Node* nodoAux = getNode(this,index);</text:p>
      <text:p text:style-name="Standard"/>
      <text:p text:style-name="Standard"><text:s text:c="4"/>if(this != NULL &amp;&amp; index &gt;= 0 &amp;&amp; index &lt; ll_len(this))</text:p>
      <text:p text:style-name="Standard"><text:s text:c="4"/>{</text:p>
      <text:p text:style-name="Standard"><text:s text:c="7"/>//estoy en condiciones de borrar un elemento</text:p>
      <text:p text:style-name="Standard"><text:s text:c="7"/>//para borrar un nodo tengo que preguntar en que posicion esta.</text:p>
      <text:p text:style-name="Standard"><text:s text:c="8"/>if(index == 0)//D</text:p>
      <text:p text:style-name="Standard"><text:s text:c="8"/>{</text:p>
      <text:p text:style-name="Standard"><text:s text:c="12"/>//<text:span text:style-name="T1">borro el primer nodo.</text:span></text:p>
      <text:p text:style-name="Standard"><text:soft-page-break/><text:s text:c="12"/>this-&gt;pFirstNode = nodoAux-&gt;pNextNode;</text:p>
      <text:p text:style-name="Standard"><text:s text:c="12"/>free(nodoAux);</text:p>
      <text:p text:style-name="Standard"><text:s text:c="12"/>this-&gt;size = ll_len(this) - 1;</text:p>
      <text:p text:style-name="Standard"><text:s text:c="12"/>returnAux = 0;</text:p>
      <text:p text:style-name="Standard"><text:s text:c="8"/>}</text:p>
      <text:p text:style-name="Standard"/>
      <text:p text:style-name="Standard"><text:s text:c="8"/>else if(index &gt; 0)//B</text:p>
      <text:p text:style-name="Standard"><text:s text:c="8"/>{</text:p>
      <text:p text:style-name="Standard"><text:s text:c="12"/>//<text:span text:style-name="T1">borro entre dos nodos</text:span></text:p>
      <text:p text:style-name="Standard"><text:s text:c="12"/>Node* previousNode = getNode(this,index - 1);</text:p>
      <text:p text:style-name="Standard"><text:s text:c="12"/>previousNode-&gt;pNextNode = nodoAux-&gt;pNextNode;</text:p>
      <text:p text:style-name="Standard"><text:s text:c="12"/>free(nodoAux);</text:p>
      <text:p text:style-name="Standard"><text:s text:c="12"/>this-&gt;size = ll_len(this) - 1;</text:p>
      <text:p text:style-name="Standard"><text:s text:c="12"/>returnAux = 0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P1"/>
      <text:p text:style-name="P1">/** \brief Elimina todos los elementos de la lista</text:p>
      <text:p text:style-name="P1"><text:s/>*</text:p>
      <text:p text:style-name="P1"><text:s/>* \param this LinkedList* Puntero a la lista</text:p>
      <text:p text:style-name="P1"><text:s/>* \return int Retorna <text:s/>(-1) Error: si el puntero a la lista es NULL</text:p>
      <text:p text:style-name="P1"><text:s text:c="24"/>( 0) Si funciono correctamente</text:p>
      <text:p text:style-name="P1"><text:s/>*</text:p>
      <text:p text:style-name="P1"><text:s/>*/</text:p>
      <text:p text:style-name="Standard">int <text:span text:style-name="T1">ll_clear</text:span>(LinkedList* this)</text:p>
      <text:p text:style-name="Standard">{</text:p>
      <text:p text:style-name="Standard"><text:s text:c="4"/>int returnAux = -1;</text:p>
      <text:p text:style-name="Standard"><text:s text:c="4"/>int i;</text:p>
      <text:p text:style-name="Standard"><text:s text:c="4"/>int len = ll_len(this);</text:p>
      <text:p text:style-name="Standard"/>
      <text:p text:style-name="Standard"><text:s text:c="4"/>if(this != NULL)</text:p>
      <text:p text:style-name="Standard"><text:s text:c="4"/>{</text:p>
      <text:p text:style-name="Standard"><text:s text:c="8"/>for(i = 0;i &lt; len;i++)</text:p>
      <text:p text:style-name="Standard"><text:s text:c="8"/>{</text:p>
      <text:p text:style-name="Standard"><text:s text:c="12"/>ll_remove(this,i);</text:p>
      <text:p text:style-name="Standard"><text:s text:c="8"/>}</text:p>
      <text:p text:style-name="Standard"><text:s text:c="8"/>returnAux = 0;</text:p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Elimina todos los elementos de la lista y la lista</text:p>
      <text:p text:style-name="P1"><text:s/>*</text:p>
      <text:p text:style-name="P1"><text:s/>* \param this LinkedList* Puntero a la lista</text:p>
      <text:p text:style-name="P1"><text:s/>* \return int Retorna <text:s/>(-1) Error: si el puntero a la lista es NULL</text:p>
      <text:p text:style-name="P1"><text:s text:c="24"/>( 0) Si funciono correctamente</text:p>
      <text:p text:style-name="P1"><text:s/>*</text:p>
      <text:p text:style-name="P1"><text:s/>*/</text:p>
      <text:p text:style-name="Standard">int <text:span text:style-name="T1">ll_deleteLinkedList</text:span>(LinkedList* this)</text:p>
      <text:p text:style-name="Standard">{</text:p>
      <text:p text:style-name="Standard"><text:s text:c="4"/>int returnAux = -1;</text:p>
      <text:p text:style-name="Standard"/>
      <text:p text:style-name="Standard"><text:s text:c="4"/>if(this != NULL)</text:p>
      <text:p text:style-name="Standard"><text:s text:c="4"/>{</text:p>
      <text:p text:style-name="Standard"><text:soft-page-break/><text:s text:c="8"/>ll_clear(this);</text:p>
      <text:p text:style-name="Standard"><text:s text:c="8"/>free(this);</text:p>
      <text:p text:style-name="Standard"><text:s text:c="8"/>returnAux = 0;</text:p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Busca el indice de la primer ocurrencia del elemento pasado como parametro</text:p>
      <text:p text:style-name="P1"><text:s/>*</text:p>
      <text:p text:style-name="P1"><text:s/>* \param this LinkedList* Puntero a la lista</text:p>
      <text:p text:style-name="P1"><text:s/>* \param pElement void* Puntero al elemento</text:p>
      <text:p text:style-name="P1"><text:s/>* \return int Retorna <text:s/>(-1) Error: si el puntero a la lista es NULL</text:p>
      <text:p text:style-name="P1"><text:s text:c="24"/>(indice del elemento) Si funciono correctamente</text:p>
      <text:p text:style-name="P1"><text:s/>*</text:p>
      <text:p text:style-name="P1"><text:s/>*/</text:p>
      <text:p text:style-name="Standard">int <text:span text:style-name="T1">ll_indexOf</text:span>(LinkedList* this, void* pElement)</text:p>
      <text:p text:style-name="Standard">{</text:p>
      <text:p text:style-name="Standard"><text:s text:c="4"/>int returnAux = -1;</text:p>
      <text:p text:style-name="Standard"><text:s text:c="4"/>Node* nodoAux;</text:p>
      <text:p text:style-name="Standard"><text:s text:c="4"/>int i;</text:p>
      <text:p text:style-name="Standard"><text:s text:c="4"/>int len = ll_len(this);</text:p>
      <text:p text:style-name="Standard"/>
      <text:p text:style-name="Standard"><text:s text:c="4"/>if(this!=NULL)</text:p>
      <text:p text:style-name="Standard"><text:s text:c="4"/>{</text:p>
      <text:p text:style-name="Standard"><text:s text:c="8"/>for(i = 0;i &lt; len; i++)</text:p>
      <text:p text:style-name="Standard"><text:s text:c="8"/>{</text:p>
      <text:p text:style-name="Standard"><text:s text:c="12"/>nodoAux = getNode(this,i);</text:p>
      <text:p text:style-name="Standard"><text:s text:c="12"/>if(nodoAux -&gt;pElement == pElement)</text:p>
      <text:p text:style-name="Standard"><text:s text:c="12"/>{</text:p>
      <text:p text:style-name="Standard"><text:s text:c="16"/>returnAux = i;</text:p>
      <text:p text:style-name="Standard"><text:s text:c="12"/>}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P1"/>
      <text:p text:style-name="P1">/** \brief Indica si la lista esta o no vacia</text:p>
      <text:p text:style-name="P1"><text:s/>*</text:p>
      <text:p text:style-name="P1"><text:s/>* \param this LinkedList* Puntero a la lista</text:p>
      <text:p text:style-name="P1"><text:s/>* \return int Retorna <text:s/>(-1) Error: si el puntero a la lista es NULL</text:p>
      <text:p text:style-name="P1"><text:s text:c="24"/>( 0) Si la lista NO esta vacia</text:p>
      <text:p text:style-name="P1"><text:s text:c="24"/>( 1) Si la lista esta vacia</text:p>
      <text:p text:style-name="P1"><text:s/>*</text:p>
      <text:p text:style-name="P1"><text:s/>*/</text:p>
      <text:p text:style-name="Standard">int <text:span text:style-name="T1">ll_isEmpty</text:span>(LinkedList* this)</text:p>
      <text:p text:style-name="Standard">{</text:p>
      <text:p text:style-name="Standard"><text:s text:c="4"/>int returnAux = -1;</text:p>
      <text:p text:style-name="Standard"/>
      <text:p text:style-name="Standard"><text:s text:c="4"/>if(this != NULL &amp;&amp; this-&gt;size == 0)</text:p>
      <text:p text:style-name="Standard"><text:s text:c="4"/>{</text:p>
      <text:p text:style-name="Standard"><text:s text:c="8"/>returnAux = 1;</text:p>
      <text:p text:style-name="Standard"><text:s text:c="4"/>}</text:p>
      <text:p text:style-name="Standard"><text:s text:c="4"/>else if(this != NULL &amp;&amp; this-&gt;size &gt; 0)</text:p>
      <text:p text:style-name="Standard"><text:s text:c="4"/>{</text:p>
      <text:p text:style-name="Standard"><text:s text:c="8"/>returnAux = 0;</text:p>
      <text:p text:style-name="Standard"><text:s text:c="4"/>}</text:p>
      <text:p text:style-name="Standard"/>
      <text:p text:style-name="Standard"><text:s text:c="4"/>return returnAux;</text:p>
      <text:p text:style-name="Standard"><text:soft-page-break/>}</text:p>
      <text:p text:style-name="Standard"/>
      <text:p text:style-name="Standard"/>
      <text:p text:style-name="Standard"/>
      <text:p text:style-name="Standard"/>
      <text:p text:style-name="P1"/>
      <text:p text:style-name="P1">/** \brief Inserta un nuevo elemento en la lista en la posicion indicada</text:p>
      <text:p text:style-name="P1"><text:s/>*</text:p>
      <text:p text:style-name="P1"><text:s/>* \param this LinkedList* Puntero a la lista</text:p>
      <text:p text:style-name="P1"><text:s/>* \param nodeIndex int Ubicacion donde se agregara el nuevo elemento</text:p>
      <text:p text:style-name="P1"><text:s/>* \param pElement void* Puntero al nuevo elemento</text:p>
      <text:p text:style-name="P1"><text:s/>* \return int Retorna <text:s/>(-1) Error: si el puntero a la lista es NULL o (si el indice es menor a 0 o mayor al len de la lista)</text:p>
      <text:p text:style-name="P1"><text:s text:c="24"/>( 0) Si funciono correctamente</text:p>
      <text:p text:style-name="P1"><text:s/>*</text:p>
      <text:p text:style-name="P1"><text:s/>*/</text:p>
      <text:p text:style-name="Standard">int <text:span text:style-name="T1">ll_push</text:span>(LinkedList* this, int index, void* pElement)</text:p>
      <text:p text:style-name="Standard">{</text:p>
      <text:p text:style-name="Standard"><text:s text:c="4"/>int returnAux = -1;</text:p>
      <text:p text:style-name="Standard"/>
      <text:p text:style-name="Standard"><text:s text:c="4"/>if(this!=NULL &amp;&amp; index &gt;= 0 &amp;&amp; index &lt;= ll_len(this))</text:p>
      <text:p text:style-name="Standard"><text:s text:c="4"/>{</text:p>
      <text:p text:style-name="Standard"><text:s text:c="8"/>addNode(this,index,pElement);</text:p>
      <text:p text:style-name="Standard"><text:s text:c="8"/>returnAux = 0;</text:p>
      <text:p text:style-name="Standard"><text:s text:c="4"/>}</text:p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Elimina el elemento de la posicion indicada y retorna su puntero</text:p>
      <text:p text:style-name="P1"><text:s/>*</text:p>
      <text:p text:style-name="P1"><text:s/>* \param this LinkedList* Puntero a la lista</text:p>
      <text:p text:style-name="P1"><text:s/>* \param nodeIndex int Ubicacion del elemento eliminar</text:p>
      <text:p text:style-name="P1"><text:s/>* \return void* Retorna <text:s text:c="3"/>(NULL) Error: si el puntero a la lista es NULL o (si el indice es menor a 0 o mayor al len de la lista)</text:p>
      <text:p text:style-name="P1"><text:s text:c="28"/>(pElement) Si funciono correctamente</text:p>
      <text:p text:style-name="P1"><text:s/>*</text:p>
      <text:p text:style-name="P1"><text:s/>*/</text:p>
      <text:p text:style-name="Standard">void* <text:span text:style-name="T1">ll_pop</text:span>(LinkedList* this,int index)</text:p>
      <text:p text:style-name="Standard">{</text:p>
      <text:p text:style-name="Standard"><text:s text:c="4"/>void* returnAux = NULL;</text:p>
      <text:p text:style-name="Standard"><text:s text:c="4"/>void* auxElement;</text:p>
      <text:p text:style-name="Standard"/>
      <text:p text:style-name="Standard"><text:s text:c="4"/>if(this!=NULL &amp;&amp; index &gt;= 0 &amp;&amp; index &lt; ll_len(this))</text:p>
      <text:p text:style-name="Standard"><text:s text:c="4"/>{</text:p>
      <text:p text:style-name="Standard"><text:s text:c="8"/>auxElement = ll_get(this,index);</text:p>
      <text:p text:style-name="Standard"><text:s text:c="8"/>ll_remove(this,index);</text:p>
      <text:p text:style-name="Standard"><text:s text:c="8"/>returnAux = auxElement;</text:p>
      <text:p text:style-name="Standard"><text:s text:c="4"/>}</text:p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<text:s/>Determina si la lista contiene o no el elemento pasado como parametro</text:p>
      <text:p text:style-name="P1"><text:s/>*</text:p>
      <text:p text:style-name="P1"><text:s/>* \param this LinkedList* Puntero a la lista</text:p>
      <text:p text:style-name="P1"><text:s/>* \param pElement void* Puntero del elemento a verificar</text:p>
      <text:p text:style-name="P1"><text:s/>* \return int Retorna <text:s/>(-1) Error: si el puntero a la lista es NULL</text:p>
      <text:p text:style-name="P1"><text:s text:c="24"/>( 1) Si contiene el elemento</text:p>
      <text:p text:style-name="P1"><text:s text:c="24"/>( 0) si No contiene el elemento</text:p>
      <text:p text:style-name="P1">*/</text:p>
      <text:p text:style-name="Standard"><text:soft-page-break/>int <text:span text:style-name="T1">ll_contains</text:span>(LinkedList* this, void* pElement)</text:p>
      <text:p text:style-name="Standard">{</text:p>
      <text:p text:style-name="Standard"><text:s text:c="4"/>int returnAux = -1;</text:p>
      <text:p text:style-name="Standard"/>
      <text:p text:style-name="Standard"><text:s text:c="4"/>if(this != NULL)</text:p>
      <text:p text:style-name="Standard"><text:s text:c="4"/>{</text:p>
      <text:p text:style-name="Standard"><text:s text:c="8"/>returnAux = 0;</text:p>
      <text:p text:style-name="Standard"><text:s text:c="8"/>if(ll_indexOf(this,pElement)!= -1)</text:p>
      <text:p text:style-name="Standard"><text:s text:c="8"/>{</text:p>
      <text:p text:style-name="Standard"><text:s text:c="12"/>returnAux = 1;</text:p>
      <text:p text:style-name="Standard"><text:s text:c="8"/>}</text:p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P1"/>
      <text:p text:style-name="P1">/** \brief <text:s/>Determina si todos los elementos de la lista (this2)</text:p>
      <text:p text:style-name="P1"><text:s text:c="12"/>estan contenidos en la lista (this)</text:p>
      <text:p text:style-name="P1"><text:s/>*</text:p>
      <text:p text:style-name="P1"><text:s/>* \param this LinkedList* Puntero a la lista</text:p>
      <text:p text:style-name="P1"><text:s/>* \param this2 LinkedList* Puntero a la lista</text:p>
      <text:p text:style-name="P1"><text:s/>* \return int Retorna <text:s/>(-1) Error: si alguno de los punteros a las listas son NULL</text:p>
      <text:p text:style-name="P1"><text:s text:c="24"/>( 1) Si los elementos de (this2) estan contenidos en la lista (this)</text:p>
      <text:p text:style-name="P1"><text:s text:c="24"/>( 0) si los elementos de (this2) NO estan contenidos en la lista (this)</text:p>
      <text:p text:style-name="P1">*/</text:p>
      <text:p text:style-name="Standard">int <text:span text:style-name="T1">ll_containsAll</text:span>(LinkedList* this,LinkedList* this2)</text:p>
      <text:p text:style-name="Standard">{</text:p>
      <text:p text:style-name="Standard"><text:s text:c="4"/>int returnAux = -1;</text:p>
      <text:p text:style-name="Standard"><text:s text:c="4"/>int i;</text:p>
      <text:p text:style-name="Standard"><text:s text:c="4"/>void* pElement;</text:p>
      <text:p text:style-name="Standard"/>
      <text:p text:style-name="Standard"><text:s text:c="4"/>if(this != NULL &amp;&amp; this2 != NULL)</text:p>
      <text:p text:style-name="Standard"><text:s text:c="4"/>{</text:p>
      <text:p text:style-name="Standard"><text:s text:c="6"/>returnAux = 1;</text:p>
      <text:p text:style-name="Standard"><text:s text:c="6"/>for(i = 0; i &lt; ll_len(this2); i++)</text:p>
      <text:p text:style-name="Standard"><text:s text:c="6"/>{</text:p>
      <text:p text:style-name="Standard"><text:s text:c="9"/>pElement = ll_get(this2,i);</text:p>
      <text:p text:style-name="Standard"><text:s text:c="9"/>if(!ll_contains(this,pElement))</text:p>
      <text:p text:style-name="Standard"><text:s text:c="9"/>{</text:p>
      <text:p text:style-name="Standard"><text:s text:c="13"/>returnAux = 0;</text:p>
      <text:p text:style-name="Standard"><text:s text:c="9"/>}</text:p>
      <text:p text:style-name="Standard"><text:s text:c="6"/>}</text:p>
      <text:p text:style-name="Standard"><text:s text:c="4"/>}</text:p>
      <text:p text:style-name="Standard"/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P1"/>
      <text:p text:style-name="P1">/** \brief Crea y retorna una nueva lista con los elementos indicados</text:p>
      <text:p text:style-name="P1"><text:s/>*</text:p>
      <text:p text:style-name="P1"><text:s/>* \param pList LinkedList* Puntero a la lista</text:p>
      <text:p text:style-name="P1"><text:s/>* \param from int Indice desde el cual se copian los elementos en la nueva lista</text:p>
      <text:p text:style-name="P1"><text:s/>* \param to int Indice hasta el cual se copian los elementos en la nueva lista (no incluido)</text:p>
      <text:p text:style-name="P1"><text:s/>* \return LinkedList* Retorna <text:s/>(NULL) Error: si el puntero a la listas es NULL</text:p>
      <text:p text:style-name="P1"><text:s text:c="32"/>o (si el indice from es menor a 0 o mayor al len de la lista)</text:p>
      <text:p text:style-name="P1"><text:s text:c="32"/>o (si el indice to es menor o igual a from o mayor al len de la lista)</text:p>
      <text:p text:style-name="P1"><text:s text:c="25"/>(puntero a la nueva lista) Si ok</text:p>
      <text:p text:style-name="P1">*/</text:p>
      <text:p text:style-name="Standard">LinkedList* <text:span text:style-name="T1">ll_subList</text:span>(LinkedList* this,int from,int to)</text:p>
      <text:p text:style-name="Standard">{</text:p>
      <text:p text:style-name="Standard"><text:s text:c="4"/>LinkedList* cloneArray = NULL;</text:p>
      <text:p text:style-name="Standard"><text:s text:c="4"/>void *pElement;</text:p>
      <text:p text:style-name="Standard"><text:soft-page-break/><text:s text:c="4"/>int i;</text:p>
      <text:p text:style-name="Standard"/>
      <text:p text:style-name="Standard"><text:s text:c="4"/>if(this != NULL &amp;&amp; from &gt;= 0 &amp;&amp; to &lt;= this-&gt;size)</text:p>
      <text:p text:style-name="Standard"><text:s text:c="4"/>{</text:p>
      <text:p text:style-name="Standard"><text:s text:c="8"/>cloneArray = ll_newLinkedList();</text:p>
      <text:p text:style-name="Standard"><text:s text:c="8"/>for(i=from;i &lt; to;i++)</text:p>
      <text:p text:style-name="Standard"><text:s text:c="8"/>{</text:p>
      <text:p text:style-name="Standard"><text:s text:c="12"/>pElement = ll_get(this,i);</text:p>
      <text:p text:style-name="Standard"><text:s text:c="12"/>ll_add(cloneArray,pElement);</text:p>
      <text:p text:style-name="Standard"><text:s text:c="8"/>}</text:p>
      <text:p text:style-name="Standard"/>
      <text:p text:style-name="Standard"><text:s text:c="4"/>}</text:p>
      <text:p text:style-name="Standard"><text:s text:c="4"/>return cloneArray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Crea y retorna una nueva lista con los elementos de la lista pasada como parametro</text:p>
      <text:p text:style-name="P1"><text:s/>*</text:p>
      <text:p text:style-name="P1"><text:s/>* \param pList LinkedList* Puntero a la lista</text:p>
      <text:p text:style-name="P1"><text:s/>* \return LinkedList* Retorna <text:s/>(NULL) Error: si el puntero a la listas es NULL</text:p>
      <text:p text:style-name="P1"><text:s text:c="32"/>(puntero a la nueva lista) Si ok</text:p>
      <text:p text:style-name="P1">*/</text:p>
      <text:p text:style-name="Standard">LinkedList* <text:span text:style-name="T1">ll_clone</text:span>(LinkedList* this)</text:p>
      <text:p text:style-name="Standard">{</text:p>
      <text:p text:style-name="Standard"><text:s text:c="4"/>return ll_subList(this,0,ll_len(this)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Ordena los elementos de la lista utilizando la funcion criterio recibida como parametro</text:p>
      <text:p text:style-name="P1"><text:s/>* \param pList LinkedList* Puntero a la lista</text:p>
      <text:p text:style-name="P1"><text:s/>* \param pFunc (*pFunc) Puntero a la funcion criterio</text:p>
      <text:p text:style-name="P1"><text:s/>* \param order int <text:s/>[1] Indica orden ascendente - [0] Indica orden descendente</text:p>
      <text:p text:style-name="P1"><text:s/>* \return int Retorna <text:s/>(-1) Error: si el puntero a la listas es NULL</text:p>
      <text:p text:style-name="P1"><text:s text:c="32"/>( 0) Si ok</text:p>
      <text:p text:style-name="P1"><text:s/>*/</text:p>
      <text:p text:style-name="Standard">int <text:span text:style-name="T1">ll_sort</text:span>(LinkedList* this, int (*pFunc)(void* ,void*), int order)</text:p>
      <text:p text:style-name="Standard">{</text:p>
      <text:p text:style-name="Standard"><text:s text:c="4"/>int returnAux = -1;</text:p>
      <text:p text:style-name="Standard"><text:s text:c="4"/>int i;</text:p>
      <text:p text:style-name="Standard"><text:s text:c="4"/>int flagSwap;</text:p>
      <text:p text:style-name="Standard"><text:s text:c="4"/>Node* auxNode;</text:p>
      <text:p text:style-name="Standard"/>
      <text:p text:style-name="Standard"><text:s text:c="4"/>if(this != NULL &amp;&amp; ll_len(this)&gt; 0 &amp;&amp; pFunc != NULL &amp;&amp; (order == 1 || order == 0))</text:p>
      <text:p text:style-name="Standard"><text:s text:c="4"/>{</text:p>
      <text:p text:style-name="Standard"><text:s text:c="8"/>do</text:p>
      <text:p text:style-name="Standard"><text:s text:c="8"/>{</text:p>
      <text:p text:style-name="Standard"><text:s text:c="12"/>i = 0;</text:p>
      <text:p text:style-name="Standard"><text:s text:c="12"/>auxNode = getNode(this,i);//<text:span text:style-name="T1">hago un nodo auxiliar con el indice de i(0).</text:span></text:p>
      <text:p text:style-name="Standard"><text:s text:c="12"/>flagSwap = 0;//<text:span text:style-name="T1">lo inisializo</text:span></text:p>
      <text:p text:style-name="Standard"><text:s text:c="12"/>for(i=0;i&lt;ll_len(this)-1;i++)//<text:span text:style-name="T1">recorro toda la lista</text:span></text:p>
      <text:p text:style-name="Standard"><text:s text:c="12"/>{</text:p>
      <text:p text:style-name="Standard"><text:s text:c="16"/>if(i!= 0)</text:p>
      <text:p text:style-name="Standard"><text:s text:c="16"/>{</text:p>
      <text:p text:style-name="Standard"><text:s text:c="20"/>auxNode = auxNode-&gt;pNextNode;</text:p>
      <text:p text:style-name="Standard"><text:s text:c="16"/>}</text:p>
      <text:p text:style-name="Standard"><text:s text:c="16"/>if((order == 0 &amp;&amp; auxNode-&gt;pElement != NULL &amp;&amp; auxNode-&gt;pNextNode-&gt;pElement != NULL &amp;&amp; (*pFunc)(auxNode-&gt;pElement,auxNode-&gt;pNextNode-&gt;pElement)== -1)|| //<text:span text:style-name="T1">pregunta si el orden es decendente y el primer elemento y el segundo son distintos de Null y, (si la funcion criterio devuelve -1 significa que el primer elemento es mas chico que el segundo)</text:span></text:p>
      <text:p text:style-name="Standard"><text:soft-page-break/><text:s text:c="19"/>(order == 1 &amp;&amp; auxNode-&gt;pElement != NULL &amp;&amp; auxNode-&gt;pNextNode-&gt;pElement != NULL &amp;&amp; (*pFunc)(auxNode-&gt;pElement,auxNode-&gt;pNextNode-&gt;pElement)== 1)) <text:s text:c="2"/>//<text:span text:style-name="T1">pregunta si el orden es acendente y el primer elemento y el segundo son distintos de Null y, (si la funcion criterio devuelve 1 significa que el primer elemento es mas grande que el segundo)</text:span></text:p>
      <text:p text:style-name="Standard"><text:s text:c="16"/>{</text:p>
      <text:p text:style-name="Standard"><text:s text:c="19"/>flagSwap = 1;// bandera para saber si paso en esa vuelta</text:p>
      <text:p text:style-name="Standard"><text:s text:c="19"/>ll_swapElement(this,auxNode);//hace el swap</text:p>
      <text:p text:style-name="Standard"><text:s text:c="16"/>}</text:p>
      <text:p text:style-name="Standard"/>
      <text:p text:style-name="Standard"><text:s text:c="12"/>}</text:p>
      <text:p text:style-name="Standard"><text:s text:c="8"/>}</text:p>
      <text:p text:style-name="Standard"><text:s text:c="8"/>while(flagSwap == 1);</text:p>
      <text:p text:style-name="Standard"><text:s text:c="8"/>returnAux = 0;</text:p>
      <text:p text:style-name="Standard"><text:s text:c="4"/>}</text:p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/** \brief Intercambia los elementos de dos nodos consecutivos</text:p>
      <text:p text:style-name="P1"><text:s/>* \param pList LinkedList* Puntero a la lista</text:p>
      <text:p text:style-name="P1"><text:s/>* \param pNodeAnterior Es el primer nodo que se va a intercambiar, el segundo lo obtenemos de su pNextNode</text:p>
      <text:p text:style-name="P1"><text:s/>* \return int Retorna <text:s/>(-1) Error: si el puntero a la lista es NULL o alguno de los nodos es NULLL</text:p>
      <text:p text:style-name="P1"><text:s text:c="32"/>( 0) Si ok</text:p>
      <text:p text:style-name="P1"><text:s/>*/</text:p>
      <text:p text:style-name="P1"/>
      <text:p text:style-name="Standard">int <text:span text:style-name="T1">ll_swapElement</text:span>(LinkedList* this, Node* pNodeAnterior)</text:p>
      <text:p text:style-name="Standard">{</text:p>
      <text:p text:style-name="Standard"><text:s text:c="4"/>int returnAux = -1;</text:p>
      <text:p text:style-name="Standard"><text:s text:c="4"/>Node* pNodeSiguiente = pNodeAnterior-&gt;pNextNode;</text:p>
      <text:p text:style-name="Standard"><text:s text:c="4"/>void* auxElement = NULL;</text:p>
      <text:p text:style-name="Standard"><text:s text:c="4"/>if(this != NULL &amp;&amp; pNodeAnterior != NULL &amp;&amp; pNodeSiguiente != NULL)</text:p>
      <text:p text:style-name="Standard"><text:s text:c="4"/>{</text:p>
      <text:p text:style-name="Standard"><text:s text:c="8"/>auxElement = pNodeAnterior-&gt;pElement;</text:p>
      <text:p text:style-name="Standard"><text:s text:c="8"/>pNodeAnterior-&gt;pElement = pNodeSiguiente-&gt;pElement;</text:p>
      <text:p text:style-name="Standard"><text:s text:c="8"/>pNodeSiguiente-&gt;pElement = auxElement;</text:p>
      <text:p text:style-name="Standard"><text:s text:c="8"/>returnAux = 0;</text:p>
      <text:p text:style-name="Standard"><text:s text:c="4"/>}</text:p>
      <text:p text:style-name="Standard"><text:s text:c="4"/>return returnAu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LinkedList* <text:span text:style-name="T1">ll_filter</text:span>(LinkedList* this,int(*pFunc)(void* pElement))</text:p>
      <text:p text:style-name="Standard">{</text:p>
      <text:p text:style-name="Standard"><text:s text:c="4"/>LinkedList* returnAux = NULL;</text:p>
      <text:p text:style-name="Standard"><text:s text:c="4"/>return returnAux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4cm" fo:page-height="37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21:02.453000000</meta:creation-date>
    <dc:date>2018-11-19T21:13:54.940000000</dc:date>
    <meta:editing-duration>PT52M53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10" meta:paragraph-count="508" meta:word-count="2517" meta:character-count="17206" meta:non-whitespace-character-count="12337"/>
  </office:meta>
</office:document-meta>
</file>